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94cm"/>
    </style:style>
    <style:style style:name="gr4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Helvetica" style:font-family-generic="swis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8pt" style:font-size-asian="8pt" style:font-size-complex="8pt"/>
    </style:style>
    <style:style style:name="T3" style:family="text">
      <style:text-properties fo:font-family="Helvetica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88cm" svg:height="0.78cm" svg:x="12.519cm" svg:y="17.26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88cm" svg:height="0.787cm" svg:x="15.898cm" svg:y="17.26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1.88cm" svg:height="0.787cm" svg:x="12.519cm" svg:y="19.3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K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1.88cm" svg:height="0.787cm" svg:x="15.898cm" svg:y="19.3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K 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88cm" svg:height="0.787cm" svg:x="14.038cm" svg:y="14.20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1.88cm" svg:height="0.787cm" svg:x="14.038cm" svg:y="5.15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.038cm" svg:y1="14.598cm" svg:x2="13.075cm" svg:y2="17.268cm" draw:start-shape="id1" draw:start-glue-point="3" draw:end-shape="id2" draw:end-glue-point="7" svg:d="m14038 14598c-642 0-963 890-963 2670">
          <text:p/>
        </draw:connector>
        <draw:connector draw:style-name="gr2" draw:text-style-name="P3" draw:layer="layout" draw:type="curve" svg:x1="15.918cm" svg:y1="14.598cm" svg:x2="17.249cm" svg:y2="17.267cm" draw:start-shape="id1" draw:start-glue-point="1" draw:end-shape="id3" draw:end-glue-point="6" svg:d="m15918 14598c888 0 1331 889 1331 2669">
          <text:p/>
        </draw:connector>
        <draw:connector draw:style-name="gr2" draw:text-style-name="P3" draw:layer="layout" draw:type="curve" svg:x1="13.459cm" svg:y1="18.048cm" svg:x2="13.459cm" svg:y2="19.38cm" draw:start-shape="id2" draw:start-glue-point="2" draw:end-shape="id4" draw:end-glue-point="0" svg:d="m13459 18048v1332">
          <text:p/>
        </draw:connector>
        <draw:connector draw:style-name="gr2" draw:text-style-name="P3" draw:layer="layout" draw:type="curve" svg:x1="16.838cm" svg:y1="18.052cm" svg:x2="16.838cm" svg:y2="19.38cm" draw:start-shape="id3" draw:start-glue-point="2" draw:end-shape="id5" draw:end-glue-point="0" svg:d="m16838 18052v1328">
          <text:p/>
        </draw:connector>
        <draw:connector draw:style-name="gr2" draw:text-style-name="P3" draw:layer="layout" draw:type="curve" svg:x1="16.454cm" svg:y1="17.265cm" svg:x2="15.383cm" svg:y2="14.991cm" draw:start-shape="id3" draw:start-glue-point="7" draw:end-shape="id1" draw:end-glue-point="13" svg:d="m16454 17265c0-1705-1071-569-1071-2274">
          <text:p/>
        </draw:connector>
        <draw:frame draw:style-name="gr3" draw:text-style-name="P4" draw:layer="layout" svg:width="2.399cm" svg:height="0.963cm" svg:x="16.34cm" svg:y="5.317cm">
          <draw:text-box>
            <text:p text:style-name="P1"><text:span text:style-name="T2">Timer event/</text:span></text:p>
            <text:p text:style-name="P1"><text:span text:style-name="T2">Slave</text:span></text:p>
          </draw:text-box>
        </draw:frame>
        <draw:frame draw:style-name="gr3" draw:text-style-name="P4" draw:layer="layout" svg:width="2.399cm" svg:height="0.963cm" svg:x="12.594cm" svg:y="14.93cm">
          <draw:text-box>
            <text:p text:style-name="P1"><text:span text:style-name="T2">RX</text:span></text:p>
            <text:p text:style-name="P1"><text:span text:style-name="T2">pending</text:span></text:p>
          </draw:text-box>
        </draw:frame>
        <draw:frame draw:style-name="gr3" draw:text-style-name="P4" draw:layer="layout" svg:width="2.399cm" svg:height="0.963cm" svg:x="15.284cm" svg:y="14.93cm">
          <draw:text-box>
            <text:p text:style-name="P1"><text:span text:style-name="T2">TX</text:span></text:p>
            <text:p text:style-name="P1"><text:span text:style-name="T2">pending</text:span></text:p>
          </draw:text-box>
        </draw:frame>
        <draw:frame draw:style-name="gr3" draw:text-style-name="P4" draw:layer="layout" svg:width="2.399cm" svg:height="0.963cm" svg:x="14.78cm" svg:y="18.157cm">
          <draw:text-box>
            <text:p text:style-name="P1"><text:span text:style-name="T2">TX end /</text:span></text:p>
            <text:p text:style-name="P1"><text:span text:style-name="T2">More data</text:span></text:p>
          </draw:text-box>
        </draw:frame>
        <draw:connector draw:style-name="gr2" draw:text-style-name="P3" draw:layer="layout" draw:type="curve" svg:x1="14.399cm" svg:y1="19.773cm" svg:x2="14.399cm" svg:y2="17.658cm" draw:start-shape="id4" draw:start-glue-point="1" draw:end-shape="id2" draw:end-glue-point="1" svg:d="m14399 19773c828 0 828-2115 0-2115">
          <text:p/>
        </draw:connector>
        <draw:frame draw:style-name="gr3" draw:text-style-name="P4" draw:layer="layout" svg:width="2.399cm" svg:height="0.963cm" svg:x="12.075cm" svg:y="7.857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connector draw:style-name="gr2" draw:text-style-name="P3" draw:layer="layout" draw:type="curve" svg:x1="13.87cm" svg:y1="17.271cm" svg:x2="14.537cm" svg:y2="14.991cm" draw:start-shape="id2" draw:start-glue-point="6" draw:end-shape="id1" draw:end-glue-point="12" svg:d="m13870 17271c0-1711 667-572 667-2280">
          <text:p/>
        </draw:connector>
        <draw:frame draw:style-name="gr3" draw:text-style-name="P4" draw:layer="layout" svg:width="2.399cm" svg:height="0.744cm" svg:x="13.88cm" svg:y="15.495cm">
          <draw:text-box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5.99cm" svg:y="18.185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connector draw:style-name="gr2" draw:text-style-name="P3" draw:layer="layout" draw:type="curve" svg:x1="15.898cm" svg:y1="19.773cm" svg:x2="15.898cm" svg:y2="17.658cm" draw:start-shape="id5" draw:start-glue-point="3" draw:end-shape="id3" draw:end-glue-point="3" svg:d="m15898 19773c-826 0-826-2115 0-2115">
          <text:p/>
        </draw:connector>
        <draw:frame draw:style-name="gr3" draw:text-style-name="P4" draw:layer="layout" svg:width="2.399cm" svg:height="0.963cm" svg:x="18.295cm" svg:y="16.452cm">
          <draw:text-box>
            <text:p text:style-name="P1"><text:span text:style-name="T2">Ack RX end /</text:span></text:p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3.081cm" svg:y="18.158cm">
          <draw:text-box>
            <text:p text:style-name="P1"><text:span text:style-name="T2">RX end /</text:span></text:p>
            <text:p text:style-name="P1"><text:span text:style-name="T2">More data</text:span></text:p>
          </draw:text-box>
        </draw:frame>
        <draw:frame draw:style-name="gr3" draw:text-style-name="P4" draw:layer="layout" svg:width="2.399cm" svg:height="0.963cm" svg:x="10.135cm" svg:y="16.052cm">
          <draw:text-box>
            <text:p text:style-name="P1"><text:span text:style-name="T2">Ack TX end /</text:span></text:p>
            <text:p text:style-name="P1"><text:span text:style-name="T2">Timeout</text:span></text:p>
          </draw:text-box>
        </draw:frame>
        <draw:frame draw:style-name="gr3" draw:text-style-name="P4" draw:layer="layout" svg:width="2.399cm" svg:height="0.744cm" svg:x="18.331cm" svg:y="9.596cm">
          <draw:text-box>
            <text:p text:style-name="P1"><text:span text:style-name="T2">Timeout</text:span></text:p>
          </draw:text-box>
        </draw:frame>
        <draw:connector draw:style-name="gr2" draw:text-style-name="P3" draw:layer="layout" draw:type="curve" draw:line-skew="0cm 0.434cm" svg:x1="12.519cm" svg:y1="19.773cm" svg:x2="14.093cm" svg:y2="14.258cm" draw:start-shape="id4" draw:start-glue-point="3" draw:end-shape="id1" draw:end-glue-point="8" svg:d="m12519 19773c-826 0-688-2843-89-4286s1663-1485 1663-1229">
          <text:p/>
        </draw:connector>
        <draw:connector draw:style-name="gr2" draw:text-style-name="P3" draw:layer="layout" draw:type="curve" svg:x1="17.778cm" svg:y1="19.773cm" svg:x2="15.865cm" svg:y2="14.258cm" draw:start-shape="id5" draw:start-glue-point="1" draw:end-shape="id1" draw:end-glue-point="5" svg:d="m17778 19773c826 0 1783-5515-1913-5515">
          <text:p/>
        </draw:connector>
        <draw:custom-shape draw:style-name="gr1" draw:text-style-name="P2" draw:id="id9" draw:layer="layout" svg:width="2.21cm" svg:height="1.118cm" svg:x="16.08cm" svg:y="6.732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</text:span></text:p>
          <text:p text:style-name="P1"><text:span text:style-name="T1">SYNC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2.21cm" svg:height="1.118cm" svg:x="11.67cm" svg:y="11.58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 SLOT </text:span></text:p>
          <text:p text:style-name="P1"><text:span text:style-name="T1">ALLO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21cm" svg:height="1.118cm" svg:x="11.67cm" svg:y="9.08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</text:span></text:p>
          <text:p text:style-name="P1"><text:span text:style-name="T1">SYNC 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21cm" svg:height="1.118cm" svg:x="11.67cm" svg:y="6.732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3">BROADCAST</text:span></text:p>
          <text:p text:style-name="P1"><text:span text:style-name="T3">SYNC P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2.21cm" svg:height="1.118cm" svg:x="16.08cm" svg:y="9.08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TX</text:span></text:p>
          <text:p text:style-name="P1"><text:span text:style-name="T1">SYNC 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21cm" svg:height="1.118cm" svg:x="16.08cm" svg:y="11.58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1">RX SLOT </text:span></text:p>
          <text:p text:style-name="P1"><text:span text:style-name="T1">ALLO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2.775cm" svg:y1="7.85cm" svg:x2="12.775cm" svg:y2="9.085cm" draw:start-shape="id6" draw:start-glue-point="2" draw:end-shape="id7" draw:end-glue-point="0" svg:d="m12775 7850v1235">
          <text:p/>
        </draw:connector>
        <draw:connector draw:style-name="gr4" draw:text-style-name="P3" draw:layer="layout" draw:type="curve" svg:x1="12.256cm" svg:y1="10.203cm" svg:x2="12.324cm" svg:y2="11.583cm" draw:start-shape="id7" draw:start-glue-point="12" draw:end-shape="id8" draw:end-glue-point="7" svg:d="m12256 10203c0 1036 68 347 68 1380">
          <text:p/>
        </draw:connector>
        <draw:connector draw:style-name="gr4" draw:text-style-name="P3" draw:layer="layout" draw:type="curve" svg:x1="13.259cm" svg:y1="11.586cm" svg:x2="13.251cm" svg:y2="10.203cm" draw:start-shape="id8" draw:start-glue-point="6" draw:end-shape="id7" draw:end-glue-point="13" svg:d="m13259 11586c0-1038-8-347-8-1383">
          <text:p/>
        </draw:connector>
        <draw:connector draw:style-name="gr4" draw:text-style-name="P3" draw:layer="layout" draw:type="curve" svg:x1="17.185cm" svg:y1="7.85cm" svg:x2="17.185cm" svg:y2="9.085cm" draw:start-shape="id9" draw:start-glue-point="2" draw:end-shape="id10" draw:end-glue-point="0" svg:d="m17185 7850v1235">
          <text:p/>
        </draw:connector>
        <draw:connector draw:style-name="gr4" draw:text-style-name="P3" draw:layer="layout" draw:type="curve" svg:x1="17.185cm" svg:y1="10.203cm" svg:x2="17.185cm" svg:y2="11.583cm" draw:start-shape="id10" draw:start-glue-point="2" draw:end-shape="id11" draw:end-glue-point="0" svg:d="m17185 10203v1380">
          <text:p/>
        </draw:connector>
        <draw:connector draw:style-name="gr4" draw:text-style-name="P3" draw:layer="layout" draw:type="curve" svg:x1="18.288cm" svg:y1="12.361cm" svg:x2="18.29cm" svg:y2="7.291cm" draw:start-shape="id11" draw:start-glue-point="15" draw:end-shape="id9" draw:end-glue-point="1" svg:d="m18288 12361c829 0 828-5070 2-5070">
          <text:p/>
        </draw:connector>
        <draw:frame draw:style-name="gr3" draw:text-style-name="P4" draw:layer="layout" svg:width="2.399cm" svg:height="0.963cm" svg:x="15.376cm" svg:y="7.858cm">
          <draw:text-box>
            <text:p text:style-name="P1"><text:span text:style-name="T2">R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963cm" svg:x="12.476cm" svg:y="10.558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963cm" svg:x="10.577cm" svg:y="10.559cm">
          <draw:text-box>
            <text:p text:style-name="P1"><text:span text:style-name="T2">RX</text:span></text:p>
            <text:p text:style-name="P1"><text:span text:style-name="T2">end</text:span></text:p>
          </draw:text-box>
        </draw:frame>
        <draw:connector draw:style-name="gr4" draw:text-style-name="P3" draw:layer="layout" draw:type="curve" svg:x1="13.878cm" svg:y1="9.863cm" svg:x2="14.594cm" svg:y2="14.205cm" draw:start-shape="id7" draw:start-glue-point="15" draw:end-shape="id1" draw:end-glue-point="7" svg:d="m13878 9863c478 0 716 1447 716 4342">
          <text:p/>
        </draw:connector>
        <draw:connector draw:style-name="gr4" draw:text-style-name="P3" draw:layer="layout" draw:type="curve" svg:x1="16.08cm" svg:y1="12.142cm" svg:x2="15.389cm" svg:y2="14.207cm" draw:start-shape="id11" draw:start-glue-point="3" draw:end-shape="id1" draw:end-glue-point="6" svg:d="m16080 12142c-461 0-691 688-691 2065">
          <text:p/>
        </draw:connector>
        <draw:connector draw:style-name="gr4" draw:text-style-name="P3" draw:layer="layout" draw:type="curve" svg:x1="14.038cm" svg:y1="5.551cm" svg:x2="12.775cm" svg:y2="6.732cm" draw:start-shape="id12" draw:start-glue-point="3" draw:end-shape="id6" draw:end-glue-point="0" svg:d="m14038 5551c-842 0-1263 393-1263 1181">
          <text:p/>
        </draw:connector>
        <draw:connector draw:style-name="gr4" draw:text-style-name="P3" draw:layer="layout" draw:type="curve" svg:x1="15.918cm" svg:y1="5.551cm" svg:x2="17.185cm" svg:y2="6.732cm" draw:start-shape="id12" draw:end-shape="id9" draw:end-glue-point="0" svg:d="m15918 5551c845 0 1267 393 1267 1181">
          <text:p/>
        </draw:connector>
        <draw:connector draw:style-name="gr4" draw:text-style-name="P3" draw:layer="layout" draw:type="curve" svg:x1="14.978cm" svg:y1="14.205cm" svg:x2="14.978cm" svg:y2="5.945cm" draw:start-shape="id1" draw:start-glue-point="0" draw:end-shape="id12" draw:end-glue-point="2" svg:d="m14978 14205v-8260">
          <text:p/>
        </draw:connector>
        <draw:frame draw:style-name="gr3" draw:text-style-name="P4" draw:layer="layout" svg:width="2.399cm" svg:height="0.963cm" svg:x="15.577cm" svg:y="10.559cm">
          <draw:text-box>
            <text:p text:style-name="P1"><text:span text:style-name="T2">T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744cm" svg:x="12.732cm" svg:y="12.896cm">
          <draw:text-box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4.578cm" svg:y="12.76cm">
          <draw:text-box>
            <text:p text:style-name="P1"><text:span text:style-name="T2">RX</text:span></text:p>
            <text:p text:style-name="P1"><text:span text:style-name="T2">end</text:span></text:p>
          </draw:text-box>
        </draw:frame>
        <draw:frame draw:style-name="gr3" draw:text-style-name="P4" draw:layer="layout" svg:width="2.399cm" svg:height="0.744cm" svg:x="14.333cm" svg:y="9.296cm">
          <draw:text-box>
            <text:p text:style-name="P1"><text:span text:style-name="T2">Timeout</text:span></text:p>
          </draw:text-box>
        </draw:frame>
        <draw:frame draw:style-name="gr3" draw:text-style-name="P4" draw:layer="layout" svg:width="2.399cm" svg:height="0.963cm" svg:x="11.16cm" svg:y="5.317cm">
          <draw:text-box>
            <text:p text:style-name="P1"><text:span text:style-name="T2">Timer event/</text:span></text:p>
            <text:p text:style-name="P1"><text:span text:style-name="T2">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6T18:28:19</meta:creation-date>
    <dc:date>2010-07-05T10:11:15</dc:date>
    <meta:editing-duration>PT04H37M53S</meta:editing-duration>
    <meta:editing-cycles>18</meta:editing-cycles>
    <meta:generator>OpenOffice.org/3.0$Linux OpenOffice.org_project/300m15$Build-9379</meta:gener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